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size-asian="14pt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  <style:style style:name="T9" style:family="text">
      <style:text-properties officeooo:rsid="000522c8"/>
    </style:style>
    <style:style style:name="T10" style:family="text">
      <style:text-properties officeooo:rsid="0005be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3159210716" text:style-name="WWNum1">
        <text:list-item>
          <text:p text:style-name="P7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7"><text:span text:style-name="Fuente_20_de_20_párrafo_20_predeter."><text:span text:style-name="T5">FECHA: fecha en la que se pone la consulta</text:span></text:span></text:p>
        </text:list-item>
        <text:list-item>
          <text:p text:style-name="P7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7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7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7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2164171627184"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 table:style-name="TableLine2164171624304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2164171628336"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2164171619696"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>No es posible realizar esa consulta debido a que solamente hay un refugio en nuestra base de datos.</text:p>
          </table:table-cell>
          <table:table-cell table:style-name="Tabla1.A1" office:value-type="string">
            <text:p text:style-name="P4">Alejandro <text:span text:style-name="T9">y </text:span><text:span text:style-name="T10">A</text:span><text:span text:style-name="T9">lexis</text:span></text:p>
          </table:table-cell>
        </table:table-row>
        <table:table-row table:style-name="TableLine2164171624592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164171618832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 table:style-name="TableLine2164171619408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 table:style-name="TableLine2164171632080"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2164171624880"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 table:style-name="TableLine2164171617680"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 table:style-name="TableLine2164171632368"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164171630064"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164171623728"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164171630928"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initial-creator>USUARIO</meta:initial-creator>
    <meta:creation-date>2022-05-11T07:55:00Z</meta:creation-date>
    <dc:date>2022-05-16T13:49:50.564000000</dc:date>
    <meta:editing-cycles>43</meta:editing-cycles>
    <meta:editing-duration>PT57M2S</meta:editing-duration>
    <meta:document-statistic meta:table-count="1" meta:image-count="0" meta:object-count="0" meta:page-count="2" meta:paragraph-count="74" meta:word-count="396" meta:character-count="2409" meta:non-whitespace-character-count="20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